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·s細明體" svg:font-family="·s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·s細明體" style:font-name-asian="·s細明體" style:font-name-complex="·s細明體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ProbeType</text:p>
          </table:table-cell>
          <table:table-cell office:value-type="string" table:style-name="ce1">
            <text:p>CSI</text:p>
          </table:table-cell>
          <table:table-cell office:value-type="string" table:style-name="ce1">
            <text:p>ProbeType2</text:p>
          </table:table-cell>
          <table:table-cell office:value-type="string" table:style-name="ce1">
            <text:p>CSI2</text:p>
          </table:table-cell>
          <table:table-cell office:value-type="string" table:style-name="ce1">
            <text:p>cueorder</text:p>
          </table:table-cell>
          <table:table-cell office:value-type="string" table:style-name="ce1">
            <text:p>cat1</text:p>
          </table:table-cell>
          <table:table-cell office:value-type="string" table:style-name="ce1">
            <text:p>cat2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position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53" table:style-name="ce2">
            <text:p>8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2">
            <text:p>1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76" table:style-name="ce2">
            <text:p>77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84" table:style-name="ce2">
            <text:p>48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2">
            <text:p>9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46" table:style-name="ce2">
            <text:p>114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84" table:style-name="ce2">
            <text:p>68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08" table:style-name="ce2">
            <text:p>70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45" table:style-name="ce2">
            <text:p>34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2">
            <text:p>98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73" table:style-name="ce2">
            <text:p>37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826" table:style-name="ce2">
            <text:p>82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066" table:style-name="ce2">
            <text:p>106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35" table:style-name="ce2">
            <text:p>13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996" table:style-name="ce2">
            <text:p>99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6" table:style-name="ce2">
            <text:p>136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2" table:style-name="ce2">
            <text:p>16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89" table:style-name="ce2">
            <text:p>28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951" table:style-name="ce2">
            <text:p>951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21" table:style-name="ce2">
            <text:p>10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986" table:style-name="ce2">
            <text:p>986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03" table:style-name="ce2">
            <text:p>20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692" table:style-name="ce2">
            <text:p>692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075" table:style-name="ce2">
            <text:p>1075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26" table:style-name="ce2">
            <text:p>32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516" table:style-name="ce2">
            <text:p>516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80" table:style-name="ce2">
            <text:p>480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2">
            <text:p>53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78" table:style-name="ce2">
            <text:p>7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828" table:style-name="ce2">
            <text:p>8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602" table:style-name="ce2">
            <text:p>60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97" table:style-name="ce2">
            <text:p>89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2">
            <text:p>7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832" table:style-name="ce2">
            <text:p>83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052" table:style-name="ce2">
            <text:p>105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2">
            <text:p>49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30" table:style-name="ce2">
            <text:p>4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64" table:style-name="ce2">
            <text:p>26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42" table:style-name="ce2">
            <text:p>94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761" table:style-name="ce2">
            <text:p>761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491" table:style-name="ce2">
            <text:p>49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78" table:style-name="ce2">
            <text:p>278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27" table:style-name="ce2">
            <text:p>227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1113" table:style-name="ce2">
            <text:p>1113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335" table:style-name="ce2">
            <text:p>335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587" table:style-name="ce2">
            <text:p>587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59" table:style-name="ce2">
            <text:p>59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715" table:style-name="ce2">
            <text:p>71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628" table:style-name="ce2">
            <text:p>628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032" table:style-name="ce2">
            <text:p>1032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182" table:style-name="ce2">
            <text:p>182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521" table:style-name="ce2">
            <text:p>521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21" table:style-name="ce2">
            <text:p>52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394" table:style-name="ce2">
            <text:p>394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412" table:style-name="ce2">
            <text:p>41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2">
            <text:p>56</text:p>
          </table:table-cell>
          <table:table-cell table:number-columns-repeated="16374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833" table:style-name="ce2">
            <text:p>833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624" table:style-name="ce2">
            <text:p>624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574" table:style-name="ce2">
            <text:p>574</text:p>
          </table:table-cell>
          <table:table-cell table:number-columns-repeated="16374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607" table:style-name="ce2">
            <text:p>60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030" table:style-name="ce2">
            <text:p>1030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.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72" table:style-name="ce2">
            <text:p>972</text:p>
          </table:table-cell>
          <table:table-cell table:number-columns-repeated="16374"/>
        </table:table-row>
        <table:table-row table:number-rows-repeated="2240" table:style-name="ro2">
          <table:table-cell table:number-columns-repeated="10" table:style-name="ce2"/>
          <table:table-cell table:number-columns-repeated="16374"/>
        </table:table-row>
        <table:table-row table:number-rows-repeated="10462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·s細明體" svg:font-family="·s細明體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raC</meta:initial-creator>
    <dc:creator>LoraC</dc:creator>
    <meta:creation-date>2017-06-09T15:46:51Z</meta:creation-date>
    <dc:date>2017-06-10T03:45:04Z</dc:date>
    <meta:editing-cycles>2</meta:editing-cycles>
    <meta:editing-duration>PT903S</meta:editing-duration>
  </office:meta>
</office:document-meta>
</file>